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stema di Trading AI con DeepSeek Integration</text:h>
      <text:p text:style-name="Text_20_body">Un sistema completo di trading algoritmico basato su machine learning che combina modelli LSTM con analisi conversazionale AI tramite DeepSeek API.</text:p>
      <text:h text:style-name="Heading_20_2" text:outline-level="2">🚀 Caratteristiche Principali</text:h>
      <text:h text:style-name="Heading_20_3" text:outline-level="3">🤖 <text:span text:style-name="Strong_20_Emphasis">Moduli Integrati</text:span></text:h>
      <text:list text:style-name="L1">
        <text:list-item>
          <text:p text:style-name="P2"><text:span text:style-name="Strong_20_Emphasis"><text:span text:style-name="Source_20_Text">data_loader.py</text:span></text:span> - Caricamento e preprocessing dati finanziari</text:p>
        </text:list-item>
        <text:list-item>
          <text:p text:style-name="P2"><text:span text:style-name="Strong_20_Emphasis"><text:span text:style-name="Source_20_Text">model_trainer.py</text:span></text:span> - Addestramento modelli LSTM (standard, stacked, bidirectional)</text:p>
        </text:list-item>
        <text:list-item>
          <text:p text:style-name="P2"><text:span text:style-name="Strong_20_Emphasis"><text:span text:style-name="Source_20_Text">pattern_analyzer.py</text:span></text:span> - Analisi pattern e feature importance</text:p>
        </text:list-item>
        <text:list-item>
          <text:p text:style-name="P2"><text:span text:style-name="Strong_20_Emphasis"><text:span text:style-name="Source_20_Text">predictor.py</text:span></text:span> - Predizioni in tempo reale con confidence interval</text:p>
        </text:list-item>
        <text:list-item>
          <text:p text:style-name="P2"><text:span text:style-name="Strong_20_Emphasis"><text:span text:style-name="Source_20_Text">deepseek_chat.py</text:span></text:span> - Integrazione conversazionale con DeepSeek API</text:p>
        </text:list-item>
        <text:list-item>
          <text:p text:style-name="P2"><text:span text:style-name="Strong_20_Emphasis"><text:span text:style-name="Source_20_Text">main.py</text:span></text:span> - Orchestratore principale del sistema</text:p>
        </text:list-item>
      </text:list>
      <text:h text:style-name="Heading_20_3" text:outline-level="3">📊 <text:span text:style-name="Strong_20_Emphasis">Funzionalità Avanzate</text:span></text:h>
      <text:list text:style-name="L2">
        <text:list-item>
          <text:p text:style-name="P3"><text:span text:style-name="Strong_20_Emphasis">Preprocessing Automatico</text:span>: Normalizzazione e creazione sequenze temporali</text:p>
        </text:list-item>
        <text:list-item>
          <text:p text:style-name="P3"><text:span text:style-name="Strong_20_Emphasis">Multi-Architettura</text:span>: Supporto per LSTM standard, stacked e bidirezionali</text:p>
        </text:list-item>
        <text:list-item>
          <text:p text:style-name="P3"><text:span text:style-name="Strong_20_Emphasis">Analisi Pattern</text:span>: Feature importance, attivazioni layer, distribuzioni predizioni</text:p>
        </text:list-item>
        <text:list-item>
          <text:p text:style-name="P3"><text:span text:style-name="Strong_20_Emphasis">Predizioni Intelligenti</text:span>: Confidence interval, segnali trading, raccomandazioni</text:p>
        </text:list-item>
        <text:list-item>
          <text:p text:style-name="P3"><text:span text:style-name="Strong_20_Emphasis">AI Conversazionale</text:span>: Spiegazioni in linguaggio naturale, analisi, report generati</text:p>
        </text:list-item>
        <text:list-item>
          <text:p text:style-name="P3"><text:span text:style-name="Strong_20_Emphasis">Gestione Stato</text:span>: Cache, logging, salvataggio/caricamento stato sistema</text:p>
        </text:list-item>
      </text:list>
      <text:h text:style-name="Heading_20_2" text:outline-level="2">📋 Prerequisiti</text:h>
      <text:h text:style-name="Heading_20_3" text:outline-level="3">Ambiente Python</text:h>
      <text:p text:style-name="Text_20_body">bash</text:p>
      <text:p text:style-name="P1">Python 3.8+</text:p>
      <text:h text:style-name="Heading_20_3" text:outline-level="3">Dipendenze</text:h>
      <text:p text:style-name="Text_20_body">bash</text:p>
      <text:p text:style-name="P1">pip install -r requirements.txt</text:p>
      <text:p text:style-name="Text_20_body"><text:span text:style-name="Strong_20_Emphasis"><text:span text:style-name="Source_20_Text">requirements.txt</text:span></text:span><text:span text:style-name="Strong_20_Emphasis">:</text:span></text:p>
      <text:p text:style-name="Text_20_body">text</text:p>
      <text:p text:style-name="Preformatted_20_Text"><text:soft-page-break/># Core data science</text:p>
      <text:p text:style-name="Preformatted_20_Text">numpy&gt;=1.21.0</text:p>
      <text:p text:style-name="Preformatted_20_Text">pandas&gt;=1.3.0</text:p>
      <text:p text:style-name="Preformatted_20_Text">scikit-learn&gt;=1.0.0</text:p>
      <text:p text:style-name="Preformatted_20_Text">scipy&gt;=1.7.0</text:p>
      <text:p text:style-name="Preformatted_20_Text"/>
      <text:p text:style-name="Preformatted_20_Text"># Deep Learning</text:p>
      <text:p text:style-name="Preformatted_20_Text">tensorflow&gt;=2.8.0</text:p>
      <text:p text:style-name="Preformatted_20_Text"/>
      <text:p text:style-name="Preformatted_20_Text"># Data visualization</text:p>
      <text:p text:style-name="Preformatted_20_Text">matplotlib&gt;=3.5.0</text:p>
      <text:p text:style-name="Preformatted_20_Text">seaborn&gt;=0.11.0</text:p>
      <text:p text:style-name="Preformatted_20_Text"/>
      <text:p text:style-name="Preformatted_20_Text"># API integration</text:p>
      <text:p text:style-name="Preformatted_20_Text">requests&gt;=2.28.0</text:p>
      <text:p text:style-name="Preformatted_20_Text"/>
      <text:p text:style-name="Preformatted_20_Text"># Utilities</text:p>
      <text:p text:style-name="Preformatted_20_Text">joblib&gt;=1.1.0</text:p>
      <text:p text:style-name="P1">python-dotenv&gt;=0.19.0</text:p>
      <text:h text:style-name="Heading_20_2" text:outline-level="2">🛠️ Installazione</text:h>
      <text:list text:style-name="L3">
        <text:list-item>
          <text:p text:style-name="P4"><text:span text:style-name="Strong_20_Emphasis">Clona il repository</text:span></text:p>
        </text:list-item>
      </text:list>
      <text:p text:style-name="Text_20_body">bash</text:p>
      <text:p text:style-name="Preformatted_20_Text">git clone &lt;repository-url&gt;</text:p>
      <text:p text:style-name="P1">cd trading-ai-system</text:p>
      <text:list text:style-name="L4">
        <text:list-item>
          <text:p text:style-name="P5"><text:span text:style-name="Strong_20_Emphasis">Crea ambiente virtuale</text:span></text:p>
        </text:list-item>
      </text:list>
      <text:p text:style-name="Text_20_body">bash</text:p>
      <text:p text:style-name="Preformatted_20_Text">python -m venv venv</text:p>
      <text:p text:style-name="Preformatted_20_Text">source venv/bin/activate <text:s/># Linux/Mac</text:p>
      <text:p text:style-name="Preformatted_20_Text"># oppure</text:p>
      <text:p text:style-name="P1">venv\Scripts\activate <text:s text:c="4"/># Windows</text:p>
      <text:list text:style-name="L5">
        <text:list-item>
          <text:p text:style-name="P6"><text:span text:style-name="Strong_20_Emphasis">Installa dipendenze</text:span></text:p>
        </text:list-item>
      </text:list>
      <text:p text:style-name="Text_20_body">bash</text:p>
      <text:p text:style-name="P1">pip install -r requirements.txt</text:p>
      <text:list text:style-name="L6">
        <text:list-item>
          <text:p text:style-name="P7"><text:span text:style-name="Strong_20_Emphasis">Configura API Key DeepSeek</text:span></text:p>
        </text:list-item>
      </text:list>
      <text:p text:style-name="Text_20_body">bash</text:p>
      <text:p text:style-name="Preformatted_20_Text"># Linux/Mac</text:p>
      <text:p text:style-name="Preformatted_20_Text">export DEEPSEEK_API_KEY="la_tua_api_key"</text:p>
      <text:p text:style-name="Preformatted_20_Text"/>
      <text:p text:style-name="Preformatted_20_Text"># Windows (PowerShell)</text:p>
      <text:p text:style-name="Preformatted_20_Text">$env:DEEPSEEK_API_KEY="la_tua_api_key"</text:p>
      <text:p text:style-name="Preformatted_20_Text"/>
      <text:p text:style-name="Preformatted_20_Text"># Windows (CMD)</text:p>
      <text:p text:style-name="P1">set DEEPSEEK_API_KEY=la_tua_api_key</text:p>
      <text:h text:style-name="Heading_20_2" text:outline-level="2">📁 Struttura del Progetto</text:h>
      <text:p text:style-name="Text_20_body">text</text:p>
      <text:p text:style-name="Preformatted_20_Text"><text:soft-page-break/>trading-ai-system/</text:p>
      <text:p text:style-name="Preformatted_20_Text">├── data/ <text:s text:c="19"/># Directory dati finanziari</text:p>
      <text:p text:style-name="Preformatted_20_Text">│ <text:s text:c="2"/>└── sample_data.csv <text:s text:c="4"/># Esempio dati</text:p>
      <text:p text:style-name="Preformatted_20_Text">├── models/ <text:s text:c="17"/># Modelli addestrati</text:p>
      <text:p text:style-name="Preformatted_20_Text">├── analysis/ <text:s text:c="14"/># Report e analisi</text:p>
      <text:p text:style-name="Preformatted_20_Text">├── logs/ <text:s text:c="18"/># File di log</text:p>
      <text:p text:style-name="Preformatted_20_Text">├── src/ <text:s text:c="19"/># Codice sorgente</text:p>
      <text:p text:style-name="Preformatted_20_Text">│ <text:s text:c="2"/>├── data_loader.py</text:p>
      <text:p text:style-name="Preformatted_20_Text">│ <text:s text:c="2"/>├── model_trainer.py</text:p>
      <text:p text:style-name="Preformatted_20_Text">│ <text:s text:c="2"/>├── pattern_analyzer.py</text:p>
      <text:p text:style-name="Preformatted_20_Text">│ <text:s text:c="2"/>├── predictor.py</text:p>
      <text:p text:style-name="Preformatted_20_Text">│ <text:s text:c="2"/>├── deepseek_chat.py</text:p>
      <text:p text:style-name="Preformatted_20_Text">│ <text:s text:c="2"/>└── main.py</text:p>
      <text:p text:style-name="Preformatted_20_Text">├── config.json <text:s text:c="12"/># Configurazione (opzionale)</text:p>
      <text:p text:style-name="Preformatted_20_Text">├── requirements.txt</text:p>
      <text:p text:style-name="P1">└── README.md</text:p>
      <text:h text:style-name="Heading_20_2" text:outline-level="2">📊 Formato Dati Input</text:h>
      <text:p text:style-name="Text_20_body">Il sistema legge file CSV con il seguente formato:</text:p>
      <text:p text:style-name="Text_20_body">csv</text:p>
      <text:p text:style-name="Preformatted_20_Text">timestamp,price,indicator1,indicator2,...,indicatorN</text:p>
      <text:p text:style-name="Preformatted_20_Text">2024-01-01 09:30:00,100.50,0.5,0.3,...,0.8</text:p>
      <text:p text:style-name="Preformatted_20_Text">2024-01-01 09:31:00,100.55,0.52,0.32,...,0.82</text:p>
      <text:p text:style-name="P1">...</text:p>
      <text:p text:style-name="Text_20_body"><text:span text:style-name="Strong_20_Emphasis">Colonne richieste:</text:span></text:p>
      <text:list text:style-name="L7">
        <text:list-item>
          <text:p text:style-name="P8"><text:span text:style-name="Source_20_Text">timestamp</text:span>: Data e ora del tick (formato qualsiasi riconosciuto da pandas)</text:p>
        </text:list-item>
        <text:list-item>
          <text:p text:style-name="P8"><text:span text:style-name="Source_20_Text">price</text:span>: Prezzo dello strumento finanziario</text:p>
        </text:list-item>
        <text:list-item>
          <text:p text:style-name="P8"><text:span text:style-name="Source_20_Text">indicatorX</text:span>: Indicatori tecnici opzionali (RSI, MACD, Volume, etc.)</text:p>
        </text:list-item>
      </text:list>
      <text:h text:style-name="Heading_20_2" text:outline-level="2">🚀 Utilizzo Rapido</text:h>
      <text:h text:style-name="Heading_20_3" text:outline-level="3">1. <text:span text:style-name="Strong_20_Emphasis">Prepara i dati di esempio</text:span></text:h>
      <text:p text:style-name="Text_20_body">python</text:p>
      <text:p text:style-name="Preformatted_20_Text">import pandas as pd</text:p>
      <text:p text:style-name="Preformatted_20_Text">import numpy as np</text:p>
      <text:p text:style-name="Preformatted_20_Text"/>
      <text:p text:style-name="Preformatted_20_Text"># Crea dati di esempio</text:p>
      <text:p text:style-name="Preformatted_20_Text">dates = pd.date_range(start='2024-01-01', periods=1000, freq='1min')</text:p>
      <text:p text:style-name="Preformatted_20_Text">data = {</text:p>
      <text:p text:style-name="Preformatted_20_Text"><text:s text:c="4"/>'timestamp': dates,</text:p>
      <text:p text:style-name="Preformatted_20_Text"><text:s text:c="4"/>'price': np.random.randn(1000).cumsum() + 100,</text:p>
      <text:p text:style-name="Preformatted_20_Text"><text:s text:c="4"/>'rsi': np.random.uniform(30, 70, 1000),</text:p>
      <text:p text:style-name="Preformatted_20_Text"><text:s text:c="4"/>'macd': np.random.randn(1000),</text:p>
      <text:p text:style-name="Preformatted_20_Text"><text:s text:c="4"/>'volume': np.random.randint(100, 10000, 1000)</text:p>
      <text:p text:style-name="Preformatted_20_Text">}</text:p>
      <text:p text:style-name="Preformatted_20_Text"/>
      <text:p text:style-name="Preformatted_20_Text">df = pd.DataFrame(data)</text:p>
      <text:p text:style-name="P1">df.to_csv('data/trading_data.csv', index=False)</text:p>
      <text:h text:style-name="Heading_20_3" text:outline-level="3"><text:soft-page-break/>2. <text:span text:style-name="Strong_20_Emphasis">Esegui il pipeline completo</text:span></text:h>
      <text:p text:style-name="Text_20_body">bash</text:p>
      <text:p text:style-name="P1">python src/main.py --mode full --data data/trading_data.csv</text:p>
      <text:h text:style-name="Heading_20_3" text:outline-level="3">3. <text:span text:style-name="Strong_20_Emphasis">Oppure usa la modalità interattiva</text:span></text:h>
      <text:p text:style-name="Text_20_body">bash</text:p>
      <text:p text:style-name="P1">python src/main.py --mode interactive</text:p>
      <text:h text:style-name="Heading_20_2" text:outline-level="2">📖 Modalità di Esecuzione</text:h>
      <text:h text:style-name="Heading_20_3" text:outline-level="3"><text:span text:style-name="Strong_20_Emphasis">1. Pipeline Completo (</text:span><text:span text:style-name="Strong_20_Emphasis"><text:span text:style-name="Source_20_Text">--mode full</text:span></text:span><text:span text:style-name="Strong_20_Emphasis">)</text:span></text:h>
      <text:p text:style-name="Text_20_body">Esegue tutte le fasi automaticamente:</text:p>
      <text:p text:style-name="Text_20_body">bash</text:p>
      <text:p text:style-name="P1">python src/main.py --mode full --data data/trading_data.csv</text:p>
      <text:h text:style-name="Heading_20_3" text:outline-level="3"><text:span text:style-name="Strong_20_Emphasis">2. Solo Addestramento (</text:span><text:span text:style-name="Strong_20_Emphasis"><text:span text:style-name="Source_20_Text">--mode train</text:span></text:span><text:span text:style-name="Strong_20_Emphasis">)</text:span></text:h>
      <text:p text:style-name="Text_20_body">bash</text:p>
      <text:p text:style-name="P1">python src/main.py --mode train --data-dir ./data --model-type bidirectional --epochs 100</text:p>
      <text:h text:style-name="Heading_20_3" text:outline-level="3"><text:span text:style-name="Strong_20_Emphasis">3. Solo Predizione (</text:span><text:span text:style-name="Strong_20_Emphasis"><text:span text:style-name="Source_20_Text">--mode predict</text:span></text:span><text:span text:style-name="Strong_20_Emphasis">)</text:span></text:h>
      <text:p text:style-name="Text_20_body">bash</text:p>
      <text:p text:style-name="P1">python src/main.py --mode predict --input-data latest_data.csv</text:p>
      <text:h text:style-name="Heading_20_3" text:outline-level="3"><text:span text:style-name="Strong_20_Emphasis">4. Chat Interattiva (</text:span><text:span text:style-name="Strong_20_Emphasis"><text:span text:style-name="Source_20_Text">--mode chat</text:span></text:span><text:span text:style-name="Strong_20_Emphasis">)</text:span></text:h>
      <text:p text:style-name="Text_20_body">bash</text:p>
      <text:p text:style-name="P1">python src/main.py --mode chat --api-key YOUR_API_KEY</text:p>
      <text:h text:style-name="Heading_20_3" text:outline-level="3"><text:span text:style-name="Strong_20_Emphasis">5. Modalità Interattiva Completa (</text:span><text:span text:style-name="Strong_20_Emphasis"><text:span text:style-name="Source_20_Text">--mode interactive</text:span></text:span><text:span text:style-name="Strong_20_Emphasis">)</text:span></text:h>
      <text:p text:style-name="Text_20_body">bash</text:p>
      <text:p text:style-name="P1">python src/main.py --mode interactive</text:p>
      <text:h text:style-name="Heading_20_2" text:outline-level="2">🎛️ Comandi Interattivi</text:h>
      <text:p text:style-name="Text_20_body">Nella modalità interattiva, sono disponibili questi comandi:</text:p>
      <text:p text:style-name="Text_20_body">text</text:p>
      <text:p text:style-name="Preformatted_20_Text">/help <text:s text:c="4"/>- Mostra comandi disponibili</text:p>
      <text:p text:style-name="Preformatted_20_Text">/status <text:s text:c="2"/>- Mostra stato sistema e statistiche</text:p>
      <text:p text:style-name="Preformatted_20_Text">/predict <text:s/>- Effettua predizione con ultimi dati</text:p>
      <text:p text:style-name="Preformatted_20_Text"><text:soft-page-break/>/analyze <text:s/>- Analizza ultima predizione con AI</text:p>
      <text:p text:style-name="Preformatted_20_Text">/report <text:s text:c="2"/>- Genera report trading completo</text:p>
      <text:p text:style-name="Preformatted_20_Text">/clear <text:s text:c="3"/>- Pulisce storia conversazione</text:p>
      <text:p text:style-name="Preformatted_20_Text">/save <text:s text:c="4"/>- Salva conversazione corrente</text:p>
      <text:p text:style-name="P1">/exit <text:s text:c="4"/>- Esci dal programma</text:p>
      <text:h text:style-name="Heading_20_2" text:outline-level="2">⚙️ Configurazione Personalizzata</text:h>
      <text:p text:style-name="Text_20_body">Crea un file <text:span text:style-name="Source_20_Text">config.json</text:span> per personalizzare il sistema:</text:p>
      <text:p text:style-name="Text_20_body">json</text:p>
      <text:p text:style-name="Preformatted_20_Text">{</text:p>
      <text:p text:style-name="Preformatted_20_Text"><text:s text:c="2"/>"data": {</text:p>
      <text:p text:style-name="Preformatted_20_Text"><text:s text:c="4"/>"sequence_length": 20,</text:p>
      <text:p text:style-name="Preformatted_20_Text"><text:s text:c="4"/>"test_size": 0.2,</text:p>
      <text:p text:style-name="Preformatted_20_Text"><text:s text:c="4"/>"target_column": "price",</text:p>
      <text:p text:style-name="Preformatted_20_Text"><text:s text:c="4"/>"exclude_columns": ["timestamp"]</text:p>
      <text:p text:style-name="Preformatted_20_Text"><text:s text:c="2"/>},</text:p>
      <text:p text:style-name="Preformatted_20_Text"><text:s text:c="2"/>"model": {</text:p>
      <text:p text:style-name="Preformatted_20_Text"><text:s text:c="4"/>"type": "bidirectional",</text:p>
      <text:p text:style-name="Preformatted_20_Text"><text:s text:c="4"/>"epochs": 150,</text:p>
      <text:p text:style-name="Preformatted_20_Text"><text:s text:c="4"/>"batch_size": 64,</text:p>
      <text:p text:style-name="Preformatted_20_Text"><text:s text:c="4"/>"model_name": "my_trading_model"</text:p>
      <text:p text:style-name="Preformatted_20_Text"><text:s text:c="2"/>},</text:p>
      <text:p text:style-name="Preformatted_20_Text"><text:s text:c="2"/>"prediction": {</text:p>
      <text:p text:style-name="Preformatted_20_Text"><text:s text:c="4"/>"confidence_level": 0.95,</text:p>
      <text:p text:style-name="Preformatted_20_Text"><text:s text:c="4"/>"cache_predictions": true</text:p>
      <text:p text:style-name="Preformatted_20_Text"><text:s text:c="2"/>},</text:p>
      <text:p text:style-name="Preformatted_20_Text"><text:s text:c="2"/>"chat": {</text:p>
      <text:p text:style-name="Preformatted_20_Text"><text:s text:c="4"/>"api_key_env_var": "DEEPSEEK_API_KEY",</text:p>
      <text:p text:style-name="Preformatted_20_Text"><text:s text:c="4"/>"model": "deepseek-chat",</text:p>
      <text:p text:style-name="Preformatted_20_Text"><text:s text:c="4"/>"max_tokens": 2000,</text:p>
      <text:p text:style-name="Preformatted_20_Text"><text:s text:c="4"/>"temperature": 0.7</text:p>
      <text:p text:style-name="Preformatted_20_Text"><text:s text:c="2"/>},</text:p>
      <text:p text:style-name="Preformatted_20_Text"><text:s text:c="2"/>"paths": {</text:p>
      <text:p text:style-name="Preformatted_20_Text"><text:s text:c="4"/>"data_dir": "data",</text:p>
      <text:p text:style-name="Preformatted_20_Text"><text:s text:c="4"/>"models_dir": "models",</text:p>
      <text:p text:style-name="Preformatted_20_Text"><text:s text:c="4"/>"analysis_dir": "analysis",</text:p>
      <text:p text:style-name="Preformatted_20_Text"><text:s text:c="4"/>"logs_dir": "logs"</text:p>
      <text:p text:style-name="Preformatted_20_Text"><text:s text:c="2"/>}</text:p>
      <text:p text:style-name="P1">}</text:p>
      <text:p text:style-name="Text_20_body">Esegui con configurazione personalizzata:</text:p>
      <text:p text:style-name="Text_20_body">bash</text:p>
      <text:p text:style-name="P1">python src/main.py --mode full --config config.json</text:p>
      <text:h text:style-name="Heading_20_2" text:outline-level="2">🔧 API del Sistema</text:h>
      <text:h text:style-name="Heading_20_3" text:outline-level="3">Utilizzo Programmetico</text:h>
      <text:p text:style-name="Text_20_body">python</text:p>
      <text:p text:style-name="Preformatted_20_Text">from src.main import TradingAIOrchestrator</text:p>
      <text:p text:style-name="Preformatted_20_Text"/>
      <text:p text:style-name="Preformatted_20_Text"># Inizializza orchestratore</text:p>
      <text:p text:style-name="Preformatted_20_Text">orchestrator = TradingAIOrchestrator(config_file="config.json")</text:p>
      <text:p text:style-name="Preformatted_20_Text"/>
      <text:p text:style-name="Preformatted_20_Text"><text:soft-page-break/># Pipeline passo-passo</text:p>
      <text:p text:style-name="Preformatted_20_Text">orchestrator.load_data("data/trading_data.csv")</text:p>
      <text:p text:style-name="Preformatted_20_Text">orchestrator.train_model(model_type="bidirectional", epochs=100)</text:p>
      <text:p text:style-name="Preformatted_20_Text">orchestrator.setup_predictor()</text:p>
      <text:p text:style-name="Preformatted_20_Text"/>
      <text:p text:style-name="Preformatted_20_Text"># Predizione</text:p>
      <text:p text:style-name="Preformatted_20_Text">prediction_result = orchestrator.predict()</text:p>
      <text:p text:style-name="Preformatted_20_Text">print(f"Predizione: {prediction_result['prediction']:.4f}")</text:p>
      <text:p text:style-name="Preformatted_20_Text">print(f"Segnale: {prediction_result['trading_signal']}")</text:p>
      <text:p text:style-name="Preformatted_20_Text"/>
      <text:p text:style-name="Preformatted_20_Text"># Analisi AI</text:p>
      <text:p text:style-name="Preformatted_20_Text">orchestrator.setup_chatbot()</text:p>
      <text:p text:style-name="Preformatted_20_Text">ai_analysis = orchestrator.chat_about_prediction()</text:p>
      <text:p text:style-name="P1">print(f"Analisi AI: {ai_analysis['ai_analysis']['explanation'][:200]}...")</text:p>
      <text:h text:style-name="Heading_20_3" text:outline-level="3">Formato Output Predizione</text:h>
      <text:p text:style-name="Text_20_body">python</text:p>
      <text:p text:style-name="Preformatted_20_Text">{</text:p>
      <text:p text:style-name="Preformatted_20_Text"><text:s text:c="2"/>"prediction": 102.4500, <text:s text:c="10"/># Valore predetto</text:p>
      <text:p text:style-name="Preformatted_20_Text"><text:s text:c="2"/>"trading_signal": "STRONG_BUY", <text:s text:c="2"/># Segnale di trading</text:p>
      <text:p text:style-name="Preformatted_20_Text"><text:s text:c="2"/>"signal_strength": 0.85, <text:s text:c="9"/># Forza segnale (0-1)</text:p>
      <text:p text:style-name="Preformatted_20_Text"><text:s text:c="2"/>"signal_confidence": 0.72, <text:s text:c="7"/># Confidenza segnale</text:p>
      <text:p text:style-name="Preformatted_20_Text"><text:s text:c="2"/>"predicted_change_percent": 2.3, <text:s/># Cambio % predetto</text:p>
      <text:p text:style-name="Preformatted_20_Text"><text:s text:c="2"/>"confidence_interval": { <text:s text:c="9"/># Intervallo confidenza 95%</text:p>
      <text:p text:style-name="Preformatted_20_Text"><text:s text:c="4"/>"lower": 101.20,</text:p>
      <text:p text:style-name="Preformatted_20_Text"><text:s text:c="4"/>"upper": 103.70,</text:p>
      <text:p text:style-name="Preformatted_20_Text"><text:s text:c="4"/>"mean": 102.45,</text:p>
      <text:p text:style-name="Preformatted_20_Text"><text:s text:c="4"/>"std": 0.64,</text:p>
      <text:p text:style-name="Preformatted_20_Text"><text:s text:c="4"/>"margin_of_error": 1.25</text:p>
      <text:p text:style-name="Preformatted_20_Text"><text:s text:c="2"/>},</text:p>
      <text:p text:style-name="Preformatted_20_Text"><text:s text:c="2"/>"recommendations": [ <text:s text:c="13"/># Raccomandazioni automatiche</text:p>
      <text:p text:style-name="Preformatted_20_Text"><text:s text:c="4"/>"Considera posizione long",</text:p>
      <text:p text:style-name="Preformatted_20_Text"><text:s text:c="4"/>"Imposta stop-loss a 100.50",</text:p>
      <text:p text:style-name="Preformatted_20_Text"><text:s text:c="4"/>"Monitora resistenza a 103.00"</text:p>
      <text:p text:style-name="Preformatted_20_Text"><text:s text:c="2"/>]</text:p>
      <text:p text:style-name="P1">}</text:p>
      <text:h text:style-name="Heading_20_2" text:outline-level="2">📈 Tipi di Modelli Supportati</text:h>
      <text:h text:style-name="Heading_20_3" text:outline-level="3">1. <text:span text:style-name="Strong_20_Emphasis">Standard LSTM</text:span></text:h>
      <text:p text:style-name="Text_20_body">python</text:p>
      <text:p text:style-name="P1">model_type = "standard"</text:p>
      <text:list text:style-name="L8">
        <text:list-item>
          <text:p text:style-name="P9">Architettura base LSTM</text:p>
        </text:list-item>
        <text:list-item>
          <text:p text:style-name="P9">Ideale per pattern semplici</text:p>
        </text:list-item>
        <text:list-item>
          <text:p text:style-name="P9">Training veloce</text:p>
        </text:list-item>
      </text:list>
      <text:h text:style-name="Heading_20_3" text:outline-level="3">2. <text:span text:style-name="Strong_20_Emphasis">Stacked LSTM</text:span></text:h>
      <text:p text:style-name="Text_20_body">python</text:p>
      <text:p text:style-name="P1">model_type = "stacked"</text:p>
      <text:list text:style-name="L9">
        <text:list-item>
          <text:p text:style-name="P10"><text:soft-page-break/>Multipli layer LSTM</text:p>
        </text:list-item>
        <text:list-item>
          <text:p text:style-name="P10">Maggiore capacità apprendimento</text:p>
        </text:list-item>
        <text:list-item>
          <text:p text:style-name="P10">Per pattern complessi</text:p>
        </text:list-item>
      </text:list>
      <text:h text:style-name="Heading_20_3" text:outline-level="3">3. <text:span text:style-name="Strong_20_Emphasis">Bidirectional LSTM</text:span></text:h>
      <text:p text:style-name="Text_20_body">python</text:p>
      <text:p text:style-name="P1">model_type = "bidirectional"</text:p>
      <text:list text:style-name="L10">
        <text:list-item>
          <text:p text:style-name="P11">Analisi contesto passato e futuro</text:p>
        </text:list-item>
        <text:list-item>
          <text:p text:style-name="P11">Massima accuratezza</text:p>
        </text:list-item>
        <text:list-item>
          <text:p text:style-name="P11">Più risorse computazionali</text:p>
        </text:list-item>
      </text:list>
      <text:h text:style-name="Heading_20_2" text:outline-level="2">🧠 Integrazione DeepSeek AI</text:h>
      <text:h text:style-name="Heading_20_3" text:outline-level="3">Funzionalità AI Disponibili:</text:h>
      <text:list text:style-name="L11">
        <text:list-item>
          <text:p text:style-name="P12"><text:span text:style-name="Strong_20_Emphasis">Spiegazione Predizioni</text:span>: Analisi in linguaggio naturale delle predizioni</text:p>
        </text:list-item>
        <text:list-item>
          <text:p text:style-name="P12"><text:span text:style-name="Strong_20_Emphasis">Analisi Performance</text:span>: Valutazione metriche modello</text:p>
        </text:list-item>
        <text:list-item>
          <text:p text:style-name="P12"><text:span text:style-name="Strong_20_Emphasis">Report Trading</text:span>: Report professionale generato automaticamente</text:p>
        </text:list-item>
        <text:list-item>
          <text:p text:style-name="P12"><text:span text:style-name="Strong_20_Emphasis">Chat Interattiva</text:span>: Domande e risposte sul trading</text:p>
        </text:list-item>
        <text:list-item>
          <text:p text:style-name="P12"><text:span text:style-name="Strong_20_Emphasis">Analisi Pattern</text:span>: Interpretazione pattern identificati</text:p>
        </text:list-item>
      </text:list>
      <text:h text:style-name="Heading_20_3" text:outline-level="3">Esempio Chat:</text:h>
      <text:p text:style-name="Text_20_body">text</text:p>
      <text:p text:style-name="Preformatted_20_Text">Tu: Perché il modello ha generato un segnale STRONG_BUY?</text:p>
      <text:p text:style-name="Preformatted_20_Text"/>
      <text:p text:style-name="Preformatted_20_Text">AI: Il modello ha identificato un pattern di trend rialzista basato su:</text:p>
      <text:p text:style-name="Preformatted_20_Text">1. Convergenza di indicatori tecnici (RSI &gt; 65, MACD positivo)</text:p>
      <text:p text:style-name="Preformatted_20_Text">2. Rottura del livello di resistenza a 101.50</text:p>
      <text:p text:style-name="Preformatted_20_Text">3. Volume in aumento del 25% rispetto alla media</text:p>
      <text:p text:style-name="Preformatted_20_Text">4. Confidenza statistica del 72% basata su dati storici simili</text:p>
      <text:p text:style-name="Preformatted_20_Text"/>
      <text:p text:style-name="P1">Raccomandazione: Considera ingresso long con stop-loss a 100.20...</text:p>
      <text:h text:style-name="Heading_20_2" text:outline-level="2">📊 Metriche e Analisi</text:h>
      <text:h text:style-name="Heading_20_3" text:outline-level="3">Metriche Modello Monitorate:</text:h>
      <text:list text:style-name="L12">
        <text:list-item>
          <text:p text:style-name="P13"><text:span text:style-name="Strong_20_Emphasis">MSE (Mean Squared Error)</text:span>: Errore quadratico medio</text:p>
        </text:list-item>
        <text:list-item>
          <text:p text:style-name="P13"><text:span text:style-name="Strong_20_Emphasis">MAE (Mean Absolute Error)</text:span>: Errore assoluto medio</text:p>
        </text:list-item>
        <text:list-item>
          <text:p text:style-name="P13"><text:span text:style-name="Strong_20_Emphasis">R² (Coefficiente Determinazione)</text:span>: Bontà adattamento</text:p>
        </text:list-item>
        <text:list-item>
          <text:p text:style-name="P13"><text:span text:style-name="Strong_20_Emphasis">MAPE (Mean Absolute Percentage Error)</text:span>: Errore percentuale</text:p>
        </text:list-item>
      </text:list>
      <text:h text:style-name="Heading_20_3" text:outline-level="3"><text:soft-page-break/>Analisi Generate:</text:h>
      <text:list text:style-name="L13">
        <text:list-item>
          <text:p text:style-name="P14">Feature Importance (permutation importance)</text:p>
        </text:list-item>
        <text:list-item>
          <text:p text:style-name="P14">Distribuzione predizioni</text:p>
        </text:list-item>
        <text:list-item>
          <text:p text:style-name="P14">Pattern temporali identificati</text:p>
        </text:list-item>
        <text:list-item>
          <text:p text:style-name="P14">Attivazioni layer neurali</text:p>
        </text:list-item>
        <text:list-item>
          <text:p text:style-name="P14">Test normalità distribuzioni</text:p>
        </text:list-item>
      </text:list>
      <text:h text:style-name="Heading_20_2" text:outline-level="2">🚨 Gestione Errori e Logging</text:h>
      <text:h text:style-name="Heading_20_3" text:outline-level="3">Livelli di Log:</text:h>
      <text:list text:style-name="L14">
        <text:list-item>
          <text:p text:style-name="P15"><text:span text:style-name="Strong_20_Emphasis">INFO</text:span>: Operazioni normali (caricamento, training, predizioni)</text:p>
        </text:list-item>
        <text:list-item>
          <text:p text:style-name="P15"><text:span text:style-name="Strong_20_Emphasis">WARNING</text:span>: Situazioni anomale ma gestibili</text:p>
        </text:list-item>
        <text:list-item>
          <text:p text:style-name="P15"><text:span text:style-name="Strong_20_Emphasis">ERROR</text:span>: Errori che richiedono attenzione</text:p>
        </text:list-item>
        <text:list-item>
          <text:p text:style-name="P15"><text:span text:style-name="Strong_20_Emphasis">DEBUG</text:span>: Informazioni dettagliate per debugging</text:p>
        </text:list-item>
      </text:list>
      <text:h text:style-name="Heading_20_3" text:outline-level="3">File di Log:</text:h>
      <text:p text:style-name="Text_20_body">text</text:p>
      <text:p text:style-name="Preformatted_20_Text">logs/</text:p>
      <text:p text:style-name="Preformatted_20_Text">├── trading_system_20241221.log</text:p>
      <text:p text:style-name="Preformatted_20_Text">├── error_log_20241221.txt</text:p>
      <text:p text:style-name="P1">└── predictions_log_20241221.csv</text:p>
      <text:h text:style-name="Heading_20_2" text:outline-level="2">🔒 Considerazioni di Sicurezza</text:h>
      <text:list text:style-name="L15">
        <text:list-item>
          <text:p text:style-name="P16"><text:span text:style-name="Strong_20_Emphasis">API Key</text:span>: Mai committare API key nel codice</text:p>
        </text:list-item>
        <text:list-item>
          <text:p text:style-name="P16"><text:span text:style-name="Strong_20_Emphasis">Dati Sensibili</text:span>: Proteggi file con dati finanziari reali</text:p>
        </text:list-item>
        <text:list-item>
          <text:p text:style-name="P16"><text:span text:style-name="Strong_20_Emphasis">Validazione Input</text:span>: Sistema valida tutti gli input</text:p>
        </text:list-item>
        <text:list-item>
          <text:p text:style-name="P16"><text:span text:style-name="Strong_20_Emphasis">Limitazioni Rate</text:span>: Implementata cache per evitare rate limiting API</text:p>
        </text:list-item>
      </text:list>
      <text:h text:style-name="Heading_20_2" text:outline-level="2">🧪 Testing</text:h>
      <text:h text:style-name="Heading_20_3" text:outline-level="3">Test dei Moduli Singoli:</text:h>
      <text:p text:style-name="Text_20_body">bash</text:p>
      <text:p text:style-name="Preformatted_20_Text"># Test data loader</text:p>
      <text:p text:style-name="Preformatted_20_Text">python -m pytest tests/test_data_loader.py -v</text:p>
      <text:p text:style-name="Preformatted_20_Text"/>
      <text:p text:style-name="Preformatted_20_Text"># Test model trainer</text:p>
      <text:p text:style-name="Preformatted_20_Text">python -m pytest tests/test_model_trainer.py -v</text:p>
      <text:p text:style-name="Preformatted_20_Text"/>
      <text:p text:style-name="Preformatted_20_Text"># Test predictor</text:p>
      <text:p text:style-name="P1">python -m pytest tests/test_predictor.py -v</text:p>
      <text:h text:style-name="Heading_20_3" text:outline-level="3"><text:soft-page-break/>Test Integrazione:</text:h>
      <text:p text:style-name="Text_20_body">bash</text:p>
      <text:p text:style-name="Preformatted_20_Text"># Test pipeline completo</text:p>
      <text:p text:style-name="Preformatted_20_Text">python tests/test_full_pipeline.py</text:p>
      <text:p text:style-name="Preformatted_20_Text"/>
      <text:p text:style-name="Preformatted_20_Text"># Test con dati mock</text:p>
      <text:p text:style-name="P1">python tests/test_with_mock_data.py</text:p>
      <text:h text:style-name="Heading_20_2" text:outline-level="2">📈 Deployment in Produzione</text:h>
      <text:h text:style-name="Heading_20_3" text:outline-level="3">1. <text:span text:style-name="Strong_20_Emphasis">Dockerizzazione</text:span></text:h>
      <text:p text:style-name="Text_20_body">dockerfile</text:p>
      <text:p text:style-name="Preformatted_20_Text">FROM python:3.9-slim</text:p>
      <text:p text:style-name="Preformatted_20_Text"/>
      <text:p text:style-name="Preformatted_20_Text">WORKDIR /app</text:p>
      <text:p text:style-name="Preformatted_20_Text">COPY requirements.txt .</text:p>
      <text:p text:style-name="Preformatted_20_Text">RUN pip install --no-cache-dir -r requirements.txt</text:p>
      <text:p text:style-name="Preformatted_20_Text"/>
      <text:p text:style-name="Preformatted_20_Text">COPY src/ ./src/</text:p>
      <text:p text:style-name="Preformatted_20_Text">COPY config.json .</text:p>
      <text:p text:style-name="Preformatted_20_Text">COPY data/ ./data/</text:p>
      <text:p text:style-name="Preformatted_20_Text"/>
      <text:p text:style-name="Preformatted_20_Text">ENV DEEPSEEK_API_KEY=${DEEPSEEK_API_KEY}</text:p>
      <text:p text:style-name="Preformatted_20_Text"/>
      <text:p text:style-name="P1">CMD ["python", "src/main.py", "--mode", "full"]</text:p>
      <text:h text:style-name="Heading_20_3" text:outline-level="3">2. <text:span text:style-name="Strong_20_Emphasis">Orchestrazione Kubernetes</text:span></text:h>
      <text:p text:style-name="Text_20_body">yaml</text:p>
      <text:p text:style-name="Preformatted_20_Text">apiVersion: apps/v1</text:p>
      <text:p text:style-name="Preformatted_20_Text">kind: Deployment</text:p>
      <text:p text:style-name="Preformatted_20_Text">metadata:</text:p>
      <text:p text:style-name="Preformatted_20_Text"><text:s text:c="2"/>name: trading-ai-system</text:p>
      <text:p text:style-name="Preformatted_20_Text">spec:</text:p>
      <text:p text:style-name="Preformatted_20_Text"><text:s text:c="2"/>replicas: 2</text:p>
      <text:p text:style-name="Preformatted_20_Text"><text:s text:c="2"/>template:</text:p>
      <text:p text:style-name="Preformatted_20_Text"><text:s text:c="4"/>spec:</text:p>
      <text:p text:style-name="Preformatted_20_Text"><text:s text:c="6"/>containers:</text:p>
      <text:p text:style-name="Preformatted_20_Text"><text:s text:c="6"/>- name: trading-ai</text:p>
      <text:p text:style-name="Preformatted_20_Text"><text:s text:c="8"/>image: trading-ai-system:latest</text:p>
      <text:p text:style-name="Preformatted_20_Text"><text:s text:c="8"/>env:</text:p>
      <text:p text:style-name="Preformatted_20_Text"><text:s text:c="8"/>- name: DEEPSEEK_API_KEY</text:p>
      <text:p text:style-name="Preformatted_20_Text"><text:s text:c="10"/>valueFrom:</text:p>
      <text:p text:style-name="Preformatted_20_Text"><text:s text:c="12"/>secretKeyRef:</text:p>
      <text:p text:style-name="Preformatted_20_Text"><text:s text:c="14"/>name: api-secrets</text:p>
      <text:p text:style-name="P1"><text:s text:c="14"/>key: deepseek-key</text:p>
      <text:h text:style-name="Heading_20_3" text:outline-level="3">3. <text:span text:style-name="Strong_20_Emphasis">Monitoraggio</text:span></text:h>
      <text:list text:style-name="L16">
        <text:list-item>
          <text:p text:style-name="P17">Metriche Prometheus</text:p>
        </text:list-item>
        <text:list-item>
          <text:p text:style-name="P17">Logging centralizzato (ELK Stack)</text:p>
        </text:list-item>
        <text:list-item>
          <text:p text:style-name="P17">Alerting su anomalie</text:p>
        </text:list-item>
        <text:list-item>
          <text:p text:style-name="P17"><text:soft-page-break/>Dashboard Grafana</text:p>
        </text:list-item>
      </text:list>
      <text:h text:style-name="Heading_20_2" text:outline-level="2">🤝 Contribuire</text:h>
      <text:list text:style-name="L17">
        <text:list-item>
          <text:p text:style-name="P18"><text:span text:style-name="Strong_20_Emphasis">Fork</text:span> il repository</text:p>
        </text:list-item>
        <text:list-item>
          <text:p text:style-name="P18"><text:span text:style-name="Strong_20_Emphasis">Crea branch feature</text:span>: <text:span text:style-name="Source_20_Text">git checkout -b feature/nuova-funzionalità</text:span></text:p>
        </text:list-item>
        <text:list-item>
          <text:p text:style-name="P18"><text:span text:style-name="Strong_20_Emphasis">Commit changes</text:span>: <text:span text:style-name="Source_20_Text">git commit -am 'Aggiunta nuova funzionalità'</text:span></text:p>
        </text:list-item>
        <text:list-item>
          <text:p text:style-name="P18"><text:span text:style-name="Strong_20_Emphasis">Push branch</text:span>: <text:span text:style-name="Source_20_Text">git push origin feature/nuova-funzionalità</text:span></text:p>
        </text:list-item>
        <text:list-item>
          <text:p text:style-name="P18"><text:span text:style-name="Strong_20_Emphasis">Crea Pull Request</text:span></text:p>
        </text:list-item>
      </text:list>
      <text:h text:style-name="Heading_20_3" text:outline-level="3">Linee guida contributi:</text:h>
      <text:list text:style-name="L18">
        <text:list-item>
          <text:p text:style-name="P19">Seguire PEP 8 per stile codice</text:p>
        </text:list-item>
        <text:list-item>
          <text:p text:style-name="P19">Aggiungere test per nuove funzionalità</text:p>
        </text:list-item>
        <text:list-item>
          <text:p text:style-name="P19">Aggiornare documentazione</text:p>
        </text:list-item>
        <text:list-item>
          <text:p text:style-name="P19">Usare commit message significativi</text:p>
        </text:list-item>
      </text:list>
      <text:h text:style-name="Heading_20_2" text:outline-level="2">📄 Licenza</text:h>
      <text:p text:style-name="Text_20_body">Questo progetto è distribuito con licenza MIT. Vedi il file <text:span text:style-name="Source_20_Text">LICENSE</text:span> per i dettagli.</text:p>
      <text:h text:style-name="Heading_20_2" text:outline-level="2">🙏 Ringraziamenti</text:h>
      <text:list text:style-name="L19">
        <text:list-item>
          <text:p text:style-name="P20"><text:span text:style-name="Strong_20_Emphasis">DeepSeek</text:span> per l'API conversazionale</text:p>
        </text:list-item>
        <text:list-item>
          <text:p text:style-name="P20"><text:span text:style-name="Strong_20_Emphasis">TensorFlow/Keras</text:span> per framework deep learning</text:p>
        </text:list-item>
        <text:list-item>
          <text:p text:style-name="P20"><text:span text:style-name="Strong_20_Emphasis">Scikit-learn</text:span> per strumenti machine learning</text:p>
        </text:list-item>
        <text:list-item>
          <text:p text:style-name="P20"><text:span text:style-name="Strong_20_Emphasis">Comunità open source</text:span> per librerie e supporto</text:p>
        </text:list-item>
      </text:list>
      <text:h text:style-name="Heading_20_2" text:outline-level="2">📞 Supporto</text:h>
      <text:p text:style-name="Text_20_body">Per problemi o domande:</text:p>
      <text:list text:style-name="L20">
        <text:list-item>
          <text:p text:style-name="P21"><text:span text:style-name="Strong_20_Emphasis">Issues GitHub</text:span>: <text:a xlink:type="simple" xlink:href="https://github.com/tuo-repo/issues" office:target-frame-name="_blank" xlink:show="new" text:style-name="Internet_20_link" text:visited-style-name="Visited_20_Internet_20_Link">Crea issue</text:a></text:p>
        </text:list-item>
        <text:list-item>
          <text:p text:style-name="P21"><text:span text:style-name="Strong_20_Emphasis">Documentazione</text:span>: Vedi <text:span text:style-name="Source_20_Text">docs/</text:span> directory</text:p>
        </text:list-item>
        <text:list-item>
          <text:p text:style-name="P21"><text:span text:style-name="Strong_20_Emphasis">Email</text:span>: support@tuodominio.com</text:p>
        </text:list-item>
      </text:list>
      <text:p text:style-name="Horizontal_20_Line"/>
      <text:p text:style-name="Text_20_body"><text:span text:style-name="Strong_20_Emphasis">⚠️ Disclaimer</text:span>: Questo sistema è per scopi educativi e di ricerca. Non è un consiglio finanziario. I risultati passati non garantiscono performance future. Il trading comporta rischi di perdita.</text:p>
      <text:p text:style-name="Text_20_body"><text:span text:style-name="Strong_20_Emphasis">Ultimo aggiornamento</text:span>: 21 Dicembre 2024<text:line-break/><text:span text:style-name="Strong_20_Emphasis">Versione</text:span>: 1.0.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1T10:56:26.577000000</meta:creation-date>
    <dc:date>2025-12-21T10:57:21.675000000</dc:date>
    <meta:editing-duration>PT56S</meta:editing-duration>
    <meta:editing-cycles>1</meta:editing-cycles>
    <meta:document-statistic meta:table-count="0" meta:image-count="0" meta:object-count="0" meta:page-count="10" meta:paragraph-count="357" meta:word-count="1377" meta:character-count="10929" meta:non-whitespace-character-count="9551"/>
    <meta:generator>LibreOffice/7.5.4.2$Windows_X86_64 LibreOffice_project/36ccfdc35048b057fd9854c757a8b67ec53977b6</meta:generator>
  </office:meta>
</office:document-meta>
</file>